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bold"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Liberation Serif'" style:font-family-asian="'Liberation Serif'" style:font-family-complex="'Liberation Serif'" fo:background-color="transparent" style:use-window-font-color="true"/>
    </style:style>
    <style:style style:name="T37" style:family="text">
      <style:text-properties fo:font-size="12.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bold" fo:font-family="'Liberation Serif'" style:font-family-asian="'Liberation Serif'" style:font-family-complex="'Liberation Serif'" fo:background-color="transparent" style:use-window-font-color="true"/>
    </style:style>
    <style:style style:name="T43" style:family="text">
      <style:text-properties fo:font-size="12.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2.00pt" fo:font-weight="bold" fo:font-family="'Liberation Serif'" style:font-family-asian="'Liberation Serif'" style:font-family-complex="'Liberation Serif'"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Liberation Serif'" style:font-family-asian="'Liberation Serif'" style:font-family-complex="'Liberation Serif'"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bold" fo:font-family="'Liberation Serif'" style:font-family-asian="'Liberation Serif'" style:font-family-complex="'Liberation Serif'" fo:background-color="transparent" style:use-window-font-color="true"/>
    </style:style>
    <style:style style:name="T58" style:family="text">
      <style:text-properties fo:font-size="12.00pt" fo:font-weight="bold" fo:font-family="'Liberation Serif'" style:font-family-asian="'Liberation Serif'" style:font-family-complex="'Liberation Serif'"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Liberation Serif'" style:font-family-asian="'Liberation Serif'" style:font-family-complex="'Liberation Serif'" fo:background-color="transparent" style:use-window-font-color="true"/>
    </style:style>
    <style:style style:name="T62" style:family="text">
      <style:text-properties fo:font-size="12.00pt" fo:font-weight="bold"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Liberation Serif'" style:font-family-asian="'Liberation Serif'" style:font-family-complex="'Liberation Serif'" fo:background-color="transparent" style:use-window-font-color="true"/>
    </style:style>
    <style:style style:name="T67" style:family="text">
      <style:text-properties fo:font-size="12.00pt" fo:font-weight="bold" fo:font-family="'Liberation Serif'" style:font-family-asian="'Liberation Serif'" style:font-family-complex="'Liberation Serif'" fo:background-color="transparent" style:use-window-font-color="true"/>
    </style:style>
    <style:style style:name="T68" style:family="text">
      <style:text-properties fo:font-size="12.00pt" fo:font-weight="bold" fo:font-family="'Liberation Serif'" style:font-family-asian="'Liberation Serif'" style:font-family-complex="'Liberation Serif'"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style:use-window-font-color="true"/>
    </style:style>
    <style:style style:name="T77" style:family="text">
      <style:text-properties fo:font-size="12.00pt" fo:font-weight="bold" fo:font-family="'Liberation Serif'" style:font-family-asian="'Liberation Serif'" style:font-family-complex="'Liberation Serif'"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fo:margin-left="70.90pt" fo:text-indent="0.00p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fo:margin-left="35.45pt" fo:text-indent="0.00pt"/>
    </style:style>
    <style:style style:name="P10" style:family="paragraph">
      <style:paragraph-properties fo:line-height="100.00%" fo:text-align="left" fo:margin-left="35.45pt" fo:text-indent="0.00p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fo:margin-left="35.45pt" fo:text-indent="0.00pt"/>
    </style:style>
    <style:style style:name="P14" style:family="paragraph">
      <style:paragraph-properties fo:line-height="100.00%" fo:text-align="left" fo:margin-left="35.45pt" fo:text-indent="0.00pt"/>
    </style:style>
    <style:style style:name="P15" style:family="paragraph">
      <style:paragraph-properties fo:line-height="100.00%" fo:text-align="left"/>
    </style:style>
    <style:style style:name="P16" style:family="paragraph">
      <style:paragraph-properties fo:line-height="100.00%" fo:text-align="left" fo:margin-left="35.45pt" fo:text-indent="0.00pt"/>
    </style:style>
    <style:style style:name="P17" style:family="paragraph">
      <style:paragraph-properties fo:line-height="100.00%" fo:text-align="left" fo:margin-left="35.45pt" fo:text-indent="0.00pt"/>
    </style:style>
    <style:style style:name="P18" style:family="paragraph">
      <style:paragraph-properties fo:line-height="100.00%" fo:text-align="left"/>
    </style:style>
    <style:style style:name="P19" style:family="paragraph">
      <style:paragraph-properties fo:line-height="100.00%" fo:text-align="left" fo:margin-left="35.45pt" fo:text-indent="0.00pt"/>
    </style:style>
    <style:style style:name="P20" style:family="paragraph">
      <style:paragraph-properties fo:line-height="100.00%" fo:text-align="left" fo:margin-left="35.45pt" fo:text-indent="0.00pt"/>
    </style:style>
    <style:style style:name="P21" style:family="paragraph">
      <style:paragraph-properties fo:line-height="100.00%" fo:text-align="left"/>
    </style:style>
    <style:style style:name="P22" style:family="paragraph">
      <style:paragraph-properties fo:line-height="100.00%" fo:text-align="left" fo:margin-left="35.45pt" fo:text-indent="0.00pt"/>
    </style:style>
    <style:style style:name="P23" style:family="paragraph">
      <style:paragraph-properties fo:line-height="100.00%" fo:text-align="left" fo:margin-left="35.45pt" fo:text-indent="0.00pt"/>
    </style:style>
    <style:style style:name="P24" style:family="paragraph">
      <style:paragraph-properties fo:line-height="100.00%" fo:text-align="left"/>
    </style:style>
    <style:style style:name="P25" style:family="paragraph">
      <style:paragraph-properties fo:line-height="100.00%" fo:text-align="left" fo:margin-left="35.45pt" fo:text-indent="0.00pt"/>
    </style: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fo:margin-left="35.45pt" fo:text-indent="0.00pt"/>
    </style:style>
    <style:style style:name="P29" style:family="paragraph">
      <style:paragraph-properties fo:line-height="100.00%" fo:text-align="left" fo:margin-left="35.45pt" fo:text-indent="0.00pt"/>
    </style:style>
    <style:style style:name="P30" style:family="paragraph">
      <style:paragraph-properties fo:line-height="100.00%" fo:text-align="left" fo:margin-left="35.45pt" fo:text-indent="0.00pt"/>
    </style:style>
    <style:style style:name="P31" style:family="paragraph">
      <style:paragraph-properties fo:line-height="100.00%" fo:text-align="left" fo:margin-left="35.45pt" fo:text-indent="0.00pt"/>
    </style:style>
    <style:style style:name="P32" style:family="paragraph">
      <style:paragraph-properties fo:line-height="100.00%" fo:text-align="left"/>
    </style:style>
    <style:style style:name="P33" style:family="paragraph">
      <style:paragraph-properties fo:line-height="100.00%" fo:text-align="left" fo:margin-left="35.45pt" fo:text-indent="0.00pt"/>
    </style:style>
    <style:style style:name="P34" style:family="paragraph">
      <style:paragraph-properties fo:line-height="100.00%" fo:text-align="left" fo:margin-left="35.45pt" fo:text-indent="0.00pt"/>
    </style:style>
    <style:style style:name="P35" style:family="paragraph">
      <style:paragraph-properties fo:line-height="100.00%" fo:text-align="left" fo:margin-left="35.45pt" fo:text-indent="0.00pt"/>
    </style:style>
    <style:style style:name="P36" style:family="paragraph">
      <style:paragraph-properties fo:line-height="100.00%" fo:text-align="left" fo:margin-left="35.45pt" fo:text-indent="0.00pt"/>
    </style:style>
    <style:style style:name="P37" style:family="paragraph">
      <style:paragraph-properties fo:line-height="100.00%" fo:text-align="left"/>
    </style:style>
    <style:style style:name="P38" style:family="paragraph">
      <style:paragraph-properties fo:line-height="100.00%" fo:text-align="left" fo:margin-left="35.45pt" fo:text-indent="0.00pt"/>
    </style:style>
    <style:style style:name="P39" style:family="paragraph">
      <style:paragraph-properties fo:line-height="100.00%" fo:text-align="left" fo:margin-left="35.45pt" fo:text-indent="0.00pt"/>
    </style:style>
    <style:style style:name="P40" style:family="paragraph">
      <style:paragraph-properties fo:line-height="100.00%" fo:text-align="left"/>
    </style:style>
    <style:style style:name="P41" style:family="paragraph">
      <style:paragraph-properties fo:line-height="100.00%" fo:text-align="left"/>
    </style:style>
    <style:style style:name="P42" style:family="paragraph">
      <style:paragraph-properties fo:line-height="100.00%" fo:text-align="left"/>
    </style:style>
    <style:style style:name="P43" style:family="paragraph">
      <style:paragraph-properties fo:line-height="100.00%" fo:text-align="left" fo:margin-left="35.45pt" fo:text-indent="0.00pt"/>
    </style:style>
    <style:style style:name="P44" style:family="paragraph">
      <style:paragraph-properties fo:line-height="100.00%" fo:text-align="left" fo:margin-left="35.45pt" fo:text-indent="0.00p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00.00%" fo:text-align="left"/>
    </style:style>
    <style:style style:name="P48" style:family="paragraph">
      <style:paragraph-properties fo:line-height="100.00%" fo:text-align="left" fo:margin-left="35.45pt" fo:text-indent="0.00pt"/>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style:style>
    <style:style style:name="P52" style:family="paragraph">
      <style:paragraph-properties fo:line-height="100.00%" fo:text-align="left" fo:margin-left="35.45pt" fo:text-indent="0.00pt"/>
    </style:style>
    <style:style style:name="P53" style:family="paragraph">
      <style:paragraph-properties fo:line-height="100.00%" fo:text-align="left"/>
    </style:style>
    <style:style style:name="P54" style:family="paragraph">
      <style:paragraph-properties fo:line-height="100.00%" fo:text-align="left"/>
    </style:style>
    <style:style style:name="P55" style:family="paragraph">
      <style:paragraph-properties fo:line-height="100.00%" fo:text-align="left"/>
    </style:style>
    <style:style style:name="P56" style:family="paragraph">
      <style:paragraph-properties fo:line-height="100.00%" fo:text-align="left" fo:margin-left="35.45pt" fo:text-indent="0.00pt"/>
    </style:style>
    <style:style style:name="P57" style:family="paragraph">
      <style:paragraph-properties fo:line-height="100.00%" fo:text-align="left" fo:margin-left="35.45pt" fo:text-indent="0.00pt"/>
    </style:style>
    <style:style style:name="P58" style:family="paragraph">
      <style:paragraph-properties fo:line-height="100.00%" fo:text-align="left"/>
    </style:style>
    <style:style style:name="P59" style:family="paragraph">
      <style:paragraph-properties fo:line-height="100.00%" fo:text-align="left"/>
    </style:style>
    <style:style style:name="P60" style:family="paragraph">
      <style:paragraph-properties fo:line-height="100.00%" fo:text-align="left"/>
    </style:style>
    <style:style style:name="P61" style:family="paragraph">
      <style:paragraph-properties fo:line-height="100.00%" fo:text-align="left"/>
    </style:style>
    <style:style style:name="P62" style:family="paragraph">
      <style:paragraph-properties fo:line-height="100.00%" fo:text-align="left"/>
    </style:style>
  </office:automatic-styles>
  <office:body>
    <office:text>
      <text:p text:style-name="P1"><text:span text:style-name="T1">Web Services</text:span></text:p>
      <text:p text:style-name="P2"><text:span text:style-name="T2"/></text:p>
      <text:p text:style-name="P3"><text:span text:style-name="T3">Framework:</text:span><text:span text:style-name="T4"><text:s/>Ruby on Rails</text:span></text:p>
      <text:p text:style-name="P3"><text:span text:style-name="T5">Service Architecture:</text:span><text:span text:style-name="T6"><text:s/>Restful</text:span></text:p>
      <text:p text:style-name="P3"><text:span text:style-name="T7">Data Format:<text:s/></text:span><text:span text:style-name="T8">JSON</text:span></text:p>
      <text:p text:style-name="P4"><text:span text:style-name="T9">URL Format:</text:span><text:span text:style-name="T10"><text:s/>&lt;protocol&gt;&lt;domain_name&gt;/api/&lt;version&gt;/&lt;service&gt;</text:span></text:p>
      <text:p text:style-name="P5"><text:span text:style-name="T10">e.g.<text:s text:c="2"/></text:span><text:a xlink:href="https://www.taskfish.com/api/v1/users/1"><text:span text:style-name="T11">https://www.taskfish.com/api/v1/users/1</text:span></text:a><text:span text:style-name="T12"/></text:p>
      <text:p text:style-name="P6"><text:span text:style-name="T13"/></text:p>
      <text:p text:style-name="P7"><text:span text:style-name="T14">User Registration Process</text:span></text:p>
      <text:p text:style-name="P8"><text:span text:style-name="T15"/></text:p>
      <text:p text:style-name="P9"><text:span text:style-name="T16">User will register using<text:s text:c="2"/>2rd party web applications like facebook,twitter or instagram etc using oAuth2 authentication. After registration, client application will store access token and get user data like name,city,email, sex, age etc and consume user registration web service (/user/create) for registering new user to system.</text:span></text:p>
      <text:p text:style-name="P10"><text:span text:style-name="T17"/></text:p>
      <text:p text:style-name="P11"><text:span text:style-name="T17"/></text:p>
      <text:p text:style-name="P12"><text:span text:style-name="T18">1. api/v1/users/create</text:span></text:p>
      <text:p text:style-name="P13"><text:span text:style-name="T19">Type: POST</text:span></text:p>
      <text:p text:style-name="P13"><text:span text:style-name="T19">Data Format: JSON</text:span></text:p>
      <text:p text:style-name="P13"><text:span text:style-name="T19">Data: name, email, sex, age, fb_access_token, tw_access_token, city, latitude, longitude</text:span></text:p>
      <text:p text:style-name="P13"><text:span text:style-name="T19">Response Format: JSON</text:span></text:p>
      <text:p text:style-name="P13"><text:span text:style-name="T19">Response: status,message</text:span></text:p>
      <text:p text:style-name="P14"><text:span text:style-name="T20"/></text:p>
      <text:p text:style-name="P15"><text:span text:style-name="T21">2.<text:s/></text:span><text:span text:style-name="T22">api/v1/</text:span><text:span text:style-name="T23">users/:user_id/events</text:span></text:p>
      <text:p text:style-name="P16"><text:span text:style-name="T24">Type: GET</text:span></text:p>
      <text:p text:style-name="P16"><text:span text:style-name="T24">Response Format: JSON</text:span></text:p>
      <text:p text:style-name="P16"><text:span text:style-name="T24">Response: Collection of all events of that particular user </text:span></text:p>
      <text:p text:style-name="P17"><text:span text:style-name="T25"/></text:p>
      <text:p text:style-name="P18"><text:span text:style-name="T26">3.<text:s/></text:span><text:span text:style-name="T27">api/v1/</text:span><text:span text:style-name="T28">users/:user_id/events/:event_id</text:span></text:p>
      <text:p text:style-name="P19"><text:span text:style-name="T29">Type: GET</text:span></text:p>
      <text:p text:style-name="P19"><text:span text:style-name="T29">Response Format: JSON</text:span></text:p>
      <text:p text:style-name="P19"><text:span text:style-name="T29">Response: A JSON object which contain event data specified by event_id</text:span></text:p>
      <text:p text:style-name="P20"><text:span text:style-name="T30"/></text:p>
      <text:p text:style-name="P21"><text:span text:style-name="T31">4.<text:s/></text:span><text:span text:style-name="T32">api/v1</text:span><text:span text:style-name="T33">/users/:user_id/events/create</text:span></text:p>
      <text:p text:style-name="P22"><text:span text:style-name="T34">Type: POST</text:span></text:p>
      <text:p text:style-name="P22"><text:span text:style-name="T34">Data Format: JSON</text:span></text:p>
      <text:p text:style-name="P22"><text:span text:style-name="T34">Data: event_name, latitude, longitude</text:span></text:p>
      <text:p text:style-name="P22"><text:span text:style-name="T34">Response Format: JSON</text:span></text:p>
      <text:p text:style-name="P22"><text:span text:style-name="T34">Response: status,message</text:span></text:p>
      <text:p text:style-name="P23"><text:span text:style-name="T35"/></text:p>
      <text:p text:style-name="P24"><text:span text:style-name="T36">5.<text:s/></text:span><text:span text:style-name="T37">api/v1</text:span><text:span text:style-name="T38">/users/:user_id/events/:event_id/invite</text:span></text:p>
      <text:p text:style-name="P25"><text:span text:style-name="T39">Type: Post</text:span></text:p>
      <text:p text:style-name="P25"><text:span text:style-name="T39">Data Format: JSON</text:span></text:p>
      <text:p text:style-name="P25"><text:span text:style-name="T39">Data: An array of user id's to invite to event specified by event_id</text:span></text:p>
      <text:p text:style-name="P25"><text:span text:style-name="T39">Response Format: JSON</text:span></text:p>
      <text:p text:style-name="P25"><text:span text:style-name="T39">Response: status,message</text:span></text:p>
      <text:p text:style-name="P26"><text:span text:style-name="T40"/></text:p>
      <text:p text:style-name="P27"><text:span text:style-name="T41">6.<text:s/></text:span><text:span text:style-name="T42">api/v1/</text:span><text:span text:style-name="T43">users/:user_id/events/:event_id/pictures</text:span></text:p>
      <text:p text:style-name="P28"><text:span text:style-name="T44">Type: GET</text:span></text:p>
      <text:p text:style-name="P29"><text:span text:style-name="T44">Response Format: JSON</text:span></text:p>
      <text:p text:style-name="P30"><text:span text:style-name="T44">Response: A collection of all pictures in event specified by event_id. We should also plan to include pagination in this web service so that we can handle situation if an event has bulk of pictures. </text:span></text:p>
      <text:p text:style-name="P31"><text:span text:style-name="T45"/></text:p>
      <text:p text:style-name="P32"><text:span text:style-name="T46">7.<text:s/></text:span><text:span text:style-name="T47">api/v1/</text:span><text:span text:style-name="T48">users/:user_id/events/:event_id/comments</text:span></text:p>
      <text:p text:style-name="P33"><text:span text:style-name="T49">Type: GET</text:span></text:p>
      <text:p text:style-name="P34"><text:span text:style-name="T49">Response Format: JSON</text:span></text:p>
      <text:p text:style-name="P35"><text:span text:style-name="T49">Response: A collection of all comments in event specified by event_id. We should also plan to include pagination in this web service so that we can handle situation if an event has bulk of comments. </text:span></text:p>
      <text:p text:style-name="P36"><text:span text:style-name="T50"/></text:p>
      <text:p text:style-name="P37"><text:span text:style-name="T51">8.<text:s/></text:span><text:span text:style-name="T52">api/v1/</text:span><text:span text:style-name="T53">users/:user_id/events/:event_id/comments/create</text:span></text:p>
      <text:p text:style-name="P38"><text:span text:style-name="T54">Type: POST</text:span></text:p>
      <text:p text:style-name="P38"><text:span text:style-name="T54">Data Format: JSON</text:span></text:p>
      <text:p text:style-name="P38"><text:span text:style-name="T54">Data: comment_message</text:span></text:p>
      <text:p text:style-name="P39"><text:span text:style-name="T54">Response Format: JSON</text:span></text:p>
      <text:p text:style-name="P40"><text:span text:style-name="T54"><text:tab/>Response: status,message</text:span></text:p>
      <text:p text:style-name="P41"><text:span text:style-name="T55"/></text:p>
      <text:p text:style-name="P42"><text:span text:style-name="T56">9.<text:s/></text:span><text:span text:style-name="T57">api/v1/</text:span><text:span text:style-name="T58">users/:user_id/events/:event_id/pictures/upload</text:span></text:p>
      <text:p text:style-name="P43"><text:span text:style-name="T59">Type: POST </text:span></text:p>
      <text:p text:style-name="P43"><text:span text:style-name="T59">Data Format: file/multipart</text:span></text:p>
      <text:p text:style-name="P43"><text:span text:style-name="T59">Data: picture</text:span></text:p>
      <text:p text:style-name="P44"><text:span text:style-name="T59">Response Format: JSON</text:span></text:p>
      <text:p text:style-name="P45"><text:span text:style-name="T59"><text:tab/>Response: status,message</text:span></text:p>
      <text:p text:style-name="P46"><text:span text:style-name="T60"/></text:p>
      <text:p text:style-name="P47"><text:span text:style-name="T61">10.<text:s/></text:span><text:span text:style-name="T62">api/v1/</text:span><text:span text:style-name="T63">users/:user_id/events/:event_id/pictures/:picture_id</text:span></text:p>
      <text:p text:style-name="P48"><text:span text:style-name="T64">Type: GET</text:span></text:p>
      <text:p text:style-name="P48"><text:span text:style-name="T64">Response Format: File</text:span></text:p>
      <text:p text:style-name="P49"><text:span text:style-name="T64"><text:tab/>Response: Image</text:span></text:p>
      <text:p text:style-name="P50"><text:span text:style-name="T65"/></text:p>
      <text:p text:style-name="P51"><text:span text:style-name="T66">11.<text:s/></text:span><text:span text:style-name="T67">api/v1/</text:span><text:span text:style-name="T68">users/:user_id/events/:event_id/pictures/:picture_id/comments</text:span></text:p>
      <text:p text:style-name="P52"><text:span text:style-name="T69">Type: GET</text:span></text:p>
      <text:p text:style-name="P52"><text:span text:style-name="T69">Response Format: JSON</text:span></text:p>
      <text:p text:style-name="P53"><text:span text:style-name="T69"><text:tab/>Response: Collection of all comments on that particular picture specified by picture_id. We <text:tab/>should also plan to include pagination in this web service so that we can handle situation if <text:tab/>a picture has bulk of comments</text:span></text:p>
      <text:p text:style-name="P54"><text:span text:style-name="T70"/></text:p>
      <text:p text:style-name="P55"><text:span text:style-name="T71">12.<text:s/></text:span><text:span text:style-name="T72">api/v1/</text:span><text:span text:style-name="T73">users/:user_id/events/:event_id/pictures/:picture_id/comments/create</text:span></text:p>
      <text:p text:style-name="P56"><text:span text:style-name="T74">Type: POST</text:span></text:p>
      <text:p text:style-name="P56"><text:span text:style-name="T74">Data Format: JSON</text:span></text:p>
      <text:p text:style-name="P56"><text:span text:style-name="T74">Data: comment_message</text:span></text:p>
      <text:p text:style-name="P57"><text:span text:style-name="T74">Response Format: JSON</text:span></text:p>
      <text:p text:style-name="P58"><text:span text:style-name="T74"><text:tab/>Response: status,message</text:span></text:p>
      <text:p text:style-name="P59"><text:span text:style-name="T75"/></text:p>
      <text:p text:style-name="P60"><text:span text:style-name="T76">13.<text:s/></text:span><text:span text:style-name="T77">api/v1/</text:span><text:span text:style-name="T78">users/user_id/friends</text:span></text:p>
      <text:p text:style-name="P60"><text:span text:style-name="T79"><text:tab/>Type: POST</text:span></text:p>
      <text:p text:style-name="P61"><text:span text:style-name="T79"><text:tab/>Response Format: JSON</text:span></text:p>
      <text:p text:style-name="P62"><text:span text:style-name="T79"><text:tab/>Response: A collection of user friends, will discuss further about this how to manage thi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